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53mm" fo:margin-left="34.85mm" table:align="left" style:writing-mode="lr-tb"/>
    </style:style>
    <style:style style:name="Table1.A" style:family="table-column">
      <style:table-column-properties style:column-width="92.89mm"/>
    </style:style>
    <style:style style:name="Table1.B" style:family="table-column">
      <style:table-column-properties style:column-width="8.36mm"/>
    </style:style>
    <style:style style:name="Table1.C" style:family="table-column">
      <style:table-column-properties style:column-width="23.28mm"/>
    </style:style>
    <style:style style:name="Table1.1" style:family="table-row">
      <style:table-row-properties style:row-height="5.01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5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56.28mm" fo:margin-left="0mm" table:align="left" style:writing-mode="lr-tb"/>
    </style:style>
    <style:style style:name="Table2.A" style:family="table-column">
      <style:table-column-properties style:column-width="135.7mm"/>
    </style:style>
    <style:style style:name="Table2.B" style:family="table-column">
      <style:table-column-properties style:column-width="20.57mm"/>
    </style:style>
    <style:style style:name="Table2.1" style:family="table-row">
      <style:table-row-properties style:row-height="28.35mm" fo:keep-together="auto"/>
    </style:style>
    <style:style style:name="Table2.A1" style:family="table-cell">
      <style:table-cell-properties style:vertical-align="bottom" fo:padding="0mm" fo:border-left="none" fo:border-right="0.6pt solid #000001" fo:border-top="none" fo:border-bottom="none"/>
    </style:style>
    <style:style style:name="Table2.B1" style:family="table-cell">
      <style:table-cell-properties fo:padding="0mm" fo:border-left="0.6pt solid #000001" fo:border-right="none" fo:border-top="none" fo:border-bottom="none"/>
    </style:style>
    <style:style style:name="Table2.2" style:family="table-row">
      <style:table-row-properties style:row-height="11.71mm" fo:keep-together="auto"/>
    </style:style>
    <style:style style:name="Table2.B2" style:family="table-cell">
      <style:table-cell-properties fo:padding="0mm" fo:border-left="0.6pt solid #000001" fo:border-right="none" fo:border-top="none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4.45mm" fo:margin-bottom="0mm" fo:text-align="center" style:justify-single-word="false"/>
    </style:style>
    <style:style style:name="P3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4" style:family="paragraph" style:parent-style-name="Standard">
      <style:paragraph-properties fo:margin-left="4.78mm" fo:margin-right="0mm" fo:text-indent="0mm" style:auto-text-indent="false"/>
    </style:style>
    <style:style style:name="P5" style:family="paragraph" style:parent-style-name="Standard">
      <style:paragraph-properties fo:margin-left="4.78mm" fo:margin-right="0mm" fo:line-height="85%" fo:text-indent="0mm" style:auto-text-indent="false"/>
    </style:style>
    <style:style style:name="P6" style:family="paragraph" style:parent-style-name="Standard">
      <style:paragraph-properties fo:margin-left="4.78mm" fo:margin-right="0mm" fo:margin-top="8.89mm" fo:margin-bottom="0mm" fo:line-height="81%" fo:text-indent="0mm" style:auto-text-indent="false"/>
    </style:style>
    <style:style style:name="P7" style:family="paragraph" style:parent-style-name="Standard">
      <style:paragraph-properties fo:margin-top="0mm" fo:margin-bottom="5.36mm" fo:line-height="0.35mm"/>
    </style:style>
    <style:style style:name="P8" style:family="paragraph" style:parent-style-name="Standard">
      <style:paragraph-properties fo:margin-top="8.89mm" fo:margin-bottom="0mm"/>
    </style:style>
    <style:style style:name="P9" style:family="paragraph" style:parent-style-name="Standard">
      <style:paragraph-properties fo:margin-left="0mm" fo:margin-right="16.51mm" fo:margin-top="9.53mm" fo:margin-bottom="0mm" fo:text-align="justify" style:justify-single-word="false" fo:text-indent="20.32mm" style:auto-text-indent="false"/>
    </style:style>
    <style:style style:name="P10" style:family="paragraph" style:parent-style-name="Standard">
      <style:paragraph-properties fo:margin-left="7.62mm" fo:margin-right="0mm" fo:text-indent="0mm" style:auto-text-indent="false">
        <style:tab-stops>
          <style:tab-stop style:position="20.27mm"/>
        </style:tab-stops>
      </style:paragraph-properties>
    </style:style>
    <style:style style:name="P11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0.83mm"/>
          <style:tab-stop style:position="159.07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20.83mm"/>
          <style:tab-stop style:position="156.9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margin-top="3.81mm" fo:margin-bottom="7.62mm" fo:text-indent="0mm" style:auto-text-indent="false">
        <style:tab-stops>
          <style:tab-stop style:position="130.18mm" style:type="right"/>
        </style:tab-stops>
      </style:paragraph-properties>
    </style:style>
    <style:style style:name="P14" style:family="paragraph" style:parent-style-name="Standard">
      <style:paragraph-properties fo:margin-left="7.62mm" fo:margin-right="0mm" fo:margin-top="6.35mm" fo:margin-bottom="0mm" fo:text-indent="0mm" style:auto-text-indent="false">
        <style:tab-stops>
          <style:tab-stop style:position="160.27mm" style:type="right"/>
        </style:tab-stops>
      </style:paragraph-properties>
    </style:style>
    <style:style style:name="P15" style:family="paragraph" style:parent-style-name="Standard">
      <style:paragraph-properties fo:margin-left="7.62mm" fo:margin-right="0mm" fo:margin-top="6.35mm" fo:margin-bottom="0mm" fo:text-indent="0mm" style:auto-text-indent="false">
        <style:tab-stops>
          <style:tab-stop style:position="160.71mm" style:type="right"/>
        </style:tab-stops>
      </style:paragraph-properties>
    </style:style>
    <style:style style:name="P16" style:family="paragraph" style:parent-style-name="Standard">
      <style:paragraph-properties fo:margin-left="7.62mm" fo:margin-right="0mm" fo:margin-top="19.69mm" fo:margin-bottom="0mm" fo:text-indent="0mm" style:auto-text-indent="false">
        <style:tab-stops>
          <style:tab-stop style:position="120.6mm" style:type="right"/>
        </style:tab-stops>
      </style:paragraph-properties>
    </style:style>
    <style:style style:name="P17" style:family="paragraph" style:parent-style-name="Standard">
      <style:paragraph-properties fo:margin-left="7.62mm" fo:margin-right="0mm" fo:margin-top="29.21mm" fo:margin-bottom="0mm" fo:text-indent="0mm" style:auto-text-indent="false">
        <style:tab-stops>
          <style:tab-stop style:position="154.18mm" style:type="right"/>
        </style:tab-stops>
      </style:paragraph-properties>
    </style:style>
    <style:style style:name="P18" style:family="paragraph" style:parent-style-name="Standard">
      <style:paragraph-properties fo:margin-left="7.62mm" fo:margin-right="0mm" fo:margin-top="19.05mm" fo:margin-bottom="53.98mm" fo:line-height="85%" fo:text-indent="0mm" style:auto-text-indent="false">
        <style:tab-stops>
          <style:tab-stop style:position="156.09mm" style:type="right"/>
        </style:tab-stops>
      </style:paragraph-properties>
    </style:style>
    <style:style style:name="P19" style:family="paragraph" style:parent-style-name="Standard">
      <style:paragraph-properties fo:margin-left="20.32mm" fo:margin-right="0mm" fo:margin-top="0.64mm" fo:margin-bottom="0mm" fo:line-height="82%" fo:text-indent="0mm" style:auto-text-indent="false"/>
    </style:style>
    <style:style style:name="P20" style:family="paragraph" style:parent-style-name="Standard">
      <style:paragraph-properties fo:margin-left="20.32mm" fo:margin-right="16.51mm" fo:margin-top="0mm" fo:margin-bottom="6.35mm" fo:text-indent="0mm" style:auto-text-indent="false"/>
    </style:style>
    <style:style style:name="P21" style:family="paragraph" style:parent-style-name="Standard">
      <style:paragraph-properties fo:margin-left="20.32mm" fo:margin-right="16.51mm" fo:margin-top="0mm" fo:margin-bottom="28.58mm" fo:text-align="justify" style:justify-single-word="false" fo:text-indent="0mm" style:auto-text-indent="false"/>
    </style:style>
    <style:style style:name="P22" style:family="paragraph" style:parent-style-name="Standard" style:master-page-name="Standard">
      <style:paragraph-properties fo:line-height="0%" style:page-number="auto"/>
    </style:style>
    <style:style style:name="P23" style:family="paragraph" style:parent-style-name="Standard">
      <style:paragraph-properties fo:margin-left="0mm" fo:margin-right="76.2mm" fo:margin-top="3.18mm" fo:margin-bottom="0mm" fo:line-height="6.79mm" fo:text-indent="0mm" style:auto-text-indent="false"/>
    </style:style>
    <style:style style:name="P24" style:family="paragraph" style:parent-style-name="Standard">
      <style:paragraph-properties fo:margin-left="43.18mm" fo:margin-right="0mm" fo:margin-top="0.64mm" fo:margin-bottom="0mm" fo:line-height="4.69mm" fo:text-indent="0mm" style:auto-text-indent="false"/>
    </style:style>
    <style:style style:name="P25" style:family="paragraph" style:parent-style-name="Standard" style:master-page-name="">
      <style:paragraph-properties fo:line-height="5.01mm" style:page-number="auto"/>
    </style:style>
    <style:style style:name="P26" style:family="paragraph" style:parent-style-name="Standard">
      <style:paragraph-properties fo:margin-left="6.99mm" fo:margin-right="0mm" fo:margin-top="5.08mm" fo:margin-bottom="0mm" fo:line-height="4.15mm" fo:text-indent="0mm" style:auto-text-indent="false"/>
    </style:style>
    <style:style style:name="P27" style:family="paragraph" style:parent-style-name="Standard">
      <style:paragraph-properties fo:margin-left="6.99mm" fo:margin-right="93.98mm" fo:margin-top="8.26mm" fo:margin-bottom="0mm" fo:line-height="9.07mm" fo:text-indent="0mm" style:auto-text-indent="false"/>
    </style:style>
    <style:style style:name="P28" style:family="paragraph" style:parent-style-name="Standard">
      <style:paragraph-properties fo:margin-left="4.64mm" fo:margin-right="0mm" fo:line-height="83%" fo:text-indent="0mm" style:auto-text-indent="false"/>
    </style:style>
    <style:style style:name="P29" style:family="paragraph" style:parent-style-name="Standard">
      <style:paragraph-properties fo:margin-left="4.64mm" fo:margin-right="0mm" fo:margin-top="6.99mm" fo:margin-bottom="0mm" fo:line-height="81%" fo:text-indent="0mm" style:auto-text-indent="false"/>
    </style:style>
    <style:style style:name="P30" style:family="paragraph" style:parent-style-name="Standard">
      <style:paragraph-properties fo:margin-left="4.64mm" fo:margin-right="0mm" fo:margin-top="8.89mm" fo:margin-bottom="0mm" fo:line-height="85%" fo:text-indent="0mm" style:auto-text-indent="false"/>
    </style:style>
    <style:style style:name="P31" style:family="paragraph" style:parent-style-name="Standard">
      <style:paragraph-properties fo:margin-top="0mm" fo:margin-bottom="9.81mm" fo:line-height="0.35mm"/>
    </style:style>
    <style:style style:name="P32" style:family="paragraph" style:parent-style-name="Standard">
      <style:paragraph-properties fo:margin-left="19.05mm" fo:margin-right="0mm" fo:line-height="85%" fo:text-indent="0mm" style:auto-text-indent="false"/>
    </style:style>
    <style:style style:name="P33" style:family="paragraph" style:parent-style-name="Standard">
      <style:paragraph-properties fo:margin-left="6.35mm" fo:margin-right="0mm" fo:text-indent="0mm" style:auto-text-indent="false">
        <style:tab-stops>
          <style:tab-stop style:position="37.22mm" style:leader-style="dotted" style:leader-text="."/>
          <style:tab-stop style:position="100.52m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58.42mm" fo:margin-right="0mm" fo:margin-top="13.34mm" fo:margin-bottom="0mm" fo:text-indent="0mm" style:auto-text-indent="false">
        <style:tab-stops>
          <style:tab-stop style:position="75.25mm" style:type="right"/>
          <style:tab-stop style:position="136.53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22.86mm" fo:margin-right="0mm" fo:margin-top="4.45mm" fo:margin-bottom="0mm" fo:text-indent="0mm" style:auto-text-indent="false"/>
    </style:style>
    <style:style style:name="P36" style:family="paragraph" style:parent-style-name="Standard">
      <style:paragraph-properties fo:margin-left="39.37mm" fo:margin-right="0mm" fo:text-indent="0mm" style:auto-text-indent="false">
        <style:tab-stops>
          <style:tab-stop style:position="75.25mm" style:type="right"/>
          <style:tab-stop style:position="135.26mm" style:type="right" style:leader-style="dotted" style:leader-text="."/>
        </style:tab-stops>
      </style:paragraph-properties>
    </style:style>
    <style:style style:name="P37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38" style:family="paragraph" style:parent-style-name="Frame_20_contents">
      <style:paragraph-properties fo:line-height="85%"/>
    </style:style>
    <style:style style:name="P39" style:family="paragraph" style:parent-style-name="Frame_20_contents">
      <style:paragraph-properties fo:margin-left="0mm" fo:margin-right="45.72mm" fo:line-height="7.28mm" fo:text-indent="0mm" style:auto-text-indent="false"/>
    </style:style>
    <style:style style:name="P40" style:family="paragraph" style:parent-style-name="Frame_20_contents">
      <style:paragraph-properties fo:margin-top="3.18mm" fo:margin-bottom="1.27mm" fo:line-height="103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2mm" style:font-size-asian="12pt" style:text-scale="105%"/>
    </style:style>
    <style:style style:name="T8" style:family="text">
      <style:text-properties fo:color="#000000" style:font-name="Times New Roman" fo:font-size="12pt" fo:letter-spacing="-0.07mm" style:font-size-asian="12pt" style:text-scale="105%"/>
    </style:style>
    <style:style style:name="T9" style:family="text">
      <style:text-properties fo:color="#000000" style:font-name="Times New Roman" fo:font-size="12pt" fo:letter-spacing="-0.05mm" style:font-size-asian="12pt" style:text-scale="105%"/>
    </style:style>
    <style:style style:name="T10" style:family="text">
      <style:text-properties fo:color="#000000" style:font-name="Times New Roman" fo:font-size="12pt" fo:letter-spacing="-0.04mm" style:font-size-asian="12pt" style:text-scale="105%"/>
    </style:style>
    <style:style style:name="T11" style:family="text">
      <style:text-properties fo:color="#000000" style:font-name="Times New Roman" fo:font-size="12pt" fo:letter-spacing="-0.09mm" style:font-size-asian="12pt" style:text-scale="105%"/>
    </style:style>
    <style:style style:name="T12" style:family="text">
      <style:text-properties fo:color="#000000" style:font-name="Times New Roman" fo:font-size="12pt" fo:letter-spacing="-0.16mm" style:font-size-asian="12pt" style:text-scale="105%"/>
    </style:style>
    <style:style style:name="T13" style:family="text">
      <style:text-properties fo:color="#000000" style:font-name="Times New Roman" fo:font-size="12pt" fo:letter-spacing="-0.18mm" style:font-size-asian="12pt" style:text-scale="105%"/>
    </style:style>
    <style:style style:name="T14" style:family="text">
      <style:text-properties fo:color="#000000" style:font-name="Times New Roman" fo:font-size="12pt" fo:letter-spacing="-0.19mm" style:font-size-asian="12pt" style:text-scale="105%"/>
    </style:style>
    <style:style style:name="T15" style:family="text">
      <style:text-properties fo:color="#000000" style:font-name="Times New Roman" fo:font-size="28pt" fo:font-weight="bold" style:font-size-asian="28pt" style:font-weight-asian="bold"/>
    </style:style>
    <style:style style:name="T16" style:family="text">
      <style:text-properties fo:color="#000000" style:font-name="Times New Roman" fo:font-size="9.5pt" fo:letter-spacing="-0.07mm" style:font-size-asian="9.5pt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1"><text:span text:style-name="T2">THE COMPANIES ACT <text:line-break/></text:span><text:span text:style-name="T4">(CHAPTER 50) <text:line-break/></text:span><text:span text:style-name="T6">SECTION 131(5), (6) and (7)</text:span></text:p>
            <text:p text:style-name="P2"><text:span text:style-name="T6">STATEMENT CONTAINING <text:line-break/>PARTICULARS OF A SERIES OF <text:line-break/></text:span><text:span text:style-name="T4">DEBENTU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5"><text:span text:style-name="T3">FORM</text:span></text:p>
            <text:p text:style-name="P6"><text:span text:style-name="T15">35</text:span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4"><text:span text:style-name="T3">Folio No</text:span></text:p>
          </table:table-cell>
        </table:table-row>
      </table:table>
      <text:p text:style-name="P7"/>
      <text:p text:style-name="Standard"><text:span text:style-name="T5">Name of Company:</text:span></text:p>
      <text:p text:style-name="P8"><text:span text:style-name="T3">Company No:</text:span></text:p>
      <text:p text:style-name="P9"><text:span text:style-name="T5">A series of debentures containing or giving by reference to any other instrument a </text:span><text:span text:style-name="T7">charge to the benefit of which the debenture-holders of that series are entitled equally has </text:span><text:span text:style-name="T5">been created by the abovenamed company.</text:span></text:p>
      <text:p text:style-name="P11"><text:span text:style-name="T3">1<text:tab/></text:span><text:span text:style-name="T8">The total amount secured by the whole series is: <text:tab/></text:span></text:p>
      <text:p text:style-name="P12"><text:span text:style-name="T3">2<text:tab/></text:span><text:span text:style-name="T9">The amount of the first/only issue of the series is: <text:tab/></text:span></text:p>
      <text:p text:style-name="P13"><text:span text:style-name="T3">3<text:tab/></text:span><text:span text:style-name="T8">The date of the resolution authorising the issue of the series was:</text:span></text:p>
      <text:p text:style-name="P14"><text:span text:style-name="T4">4<text:tab/></text:span><text:span text:style-name="T7">The date of the covering instrument by which the security is created or defined,</text:span></text:p>
      <text:p text:style-name="P20"><text:bookmark text:name="_GoBack"/><text:span text:style-name="T10">or, if there is no such instrument, the date of the first execution of debentures of </text:span><text:span text:style-name="T8">the series was:</text:span></text:p>
      <text:p text:style-name="P15"><text:span text:style-name="T3">5<text:tab/></text:span><text:span text:style-name="T7">The amount or rate % of the commission, allowance or discount (if any) paid or</text:span></text:p>
      <text:p text:style-name="P21"><text:span text:style-name="T10">made either directly or indirectly by the company to a person in consideration of </text:span><text:span text:style-name="T11">his subscribing or agreeing to subscribe whether absolutely or conditionally, or </text:span><text:span text:style-name="T7">procuring or agreeing to procure subscriptions whether absolute or conditional, </text:span><text:span text:style-name="T8">for any of the debentures included in this return is:</text:span></text:p>
      <text:p text:style-name="Standard"/>
      <text:section text:style-name="Sect1" text:name="TextSection">
        <text:p text:style-name="P25"><draw:frame draw:style-name="fr1" text:anchor-type="paragraph" svg:x="146.76mm" svg:y="230.65mm" svg:width="55.44mm" svg:height="4.2mm" draw:z-index="4"><draw:text-box><text:p text:style-name="P38"><text:span text:style-name="T8">For Official Use</text:span></text:p></draw:text-box></draw:frame><text:span text:style-name="T12">Lodged in the office of the Registrar of Companies &amp; </text:span><text:span text:style-name="T3">Businesses by</text:span></text:p>
        <text:p text:style-name="P23"><draw:frame draw:style-name="fr1" text:anchor-type="paragraph" svg:x="96.96mm" svg:y="3.1mm" svg:width="80.84mm" svg:height="24.41mm" draw:z-index="6"><draw:text-box><text:p text:style-name="P39"><text:span text:style-name="T13">Date of Registration: </text:span><text:span text:style-name="T3">Receipt No:</text:span></text:p><text:p text:style-name="P40"><text:span text:style-name="T3">Checked By:</text:span></text:p></draw:text-box></draw:frame><text:span text:style-name="T3">Name: </text:span><text:span text:style-name="T14">Address:</text:span></text:p>
        <text:p text:style-name="P3"><text:span text:style-name="T13">A/c No:<text:tab/></text:span><text:span text:style-name="T3">Tel No:</text:span></text:p>
        <text:p text:style-name="P24"><text:span text:style-name="T3">Fax No:</text:span></text:p>
        <text:p text:style-name="Standard"/>
      </text:section>
      <text:p text:style-name="P37"><draw:frame draw:style-name="fr1" text:anchor-type="paragraph" svg:x="0mm" svg:y="250.03mm" svg:width="156.28mm" svg:height="4.04mm" draw:z-index="7"><draw:text-box><text:p text:style-name="Frame_20_contents"><text:span text:style-name="T16">* Delete where inapplicable.</text:span></text:p></draw:text-box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26"><text:span text:style-name="T1">FORM 35 CONTINUATION SHEET 1</text:span></text:p>
            <text:p text:style-name="P27"><text:span text:style-name="T5">Name of Company: </text:span><text:span text:style-name="T3">Company No:</text:span></text:p>
          </table:table-cell>
          <table:table-cell table:style-name="Table2.B1" table:number-rows-spanned="2" office:value-type="string">
            <text:p text:style-name="P28"><text:span text:style-name="T3">FORM</text:span></text:p>
            <text:p text:style-name="P29"><text:span text:style-name="T15">35</text:span></text:p>
            <text:p text:style-name="P30"><text:span text:style-name="T8">Folio No</text:span></text:p>
          </table:table-cell>
        </table:table-row>
        <table:table-row table:style-name="Table2.2">
          <table:covered-table-cell/>
          <table:covered-table-cell/>
        </table:table-row>
      </table:table>
      <text:p text:style-name="P31"/>
      <text:p text:style-name="P10"><text:span text:style-name="T3">6<text:tab/></text:span><text:span text:style-name="T8">The name(s) and address(es) of the trustee(s) (if any) for the debenture-</text:span></text:p>
      <text:p text:style-name="P32"><text:span text:style-name="T8">holders is/are:</text:span></text:p>
      <text:p text:style-name="P16"><text:span text:style-name="T3">7<text:tab/></text:span><text:span text:style-name="T8">A general description of the property charged is as follows:</text:span></text:p>
      <text:p text:style-name="P17"><text:span text:style-name="T3">8<text:tab/></text:span><text:span text:style-name="T8">Some of the restrictions or prohibitions on the company in connection with this</text:span></text:p>
      <text:p text:style-name="P19"><text:span text:style-name="T3">debenture:</text:span></text:p>
      <text:p text:style-name="P18"><text:span text:style-name="T3">9<text:tab/></text:span><text:span text:style-name="T8">Some salient convenants or terms and conditions in the instrument of debenture:</text:span></text:p>
      <text:p text:style-name="P33"><text:span text:style-name="T3">Dated this <text:tab/> day of<text:tab/></text:span></text:p>
      <text:p text:style-name="P34"><text:span text:style-name="T3"><text:tab/>Signature: <text:tab/></text:span></text:p>
      <text:p text:style-name="P35"><text:span text:style-name="T8">Name of *Director/Secretary/</text:span></text:p>
      <text:p text:style-name="P36"><text:span text:style-name="T3"><text:tab/></text:span><text:span text:style-name="T8">Agent in Singapore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2mm" fo:margin-bottom="15.35mm" fo:margin-left="24.39mm" fo:margin-right="6.97mm" style:writing-mode="lr-tb" style:layout-grid-color="#c0c0c0" style:layout-grid-lines="265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20.02mm" fo:margin-left="24.11mm" fo:margin-right="28.77mm" style:writing-mode="lr-tb" style:layout-grid-color="#c0c0c0" style:layout-grid-lines="255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32:00</meta:creation-date>
    <dc:date>2015-12-16T07:32:00</dc:date>
    <meta:editing-duration>P0D</meta:editing-duration>
    <meta:generator>LibreOffice/3.5$Linux_X86_64 LibreOffice_project/350m1$Build-2</meta:generator>
    <meta:document-statistic meta:table-count="2" meta:image-count="0" meta:object-count="0" meta:page-count="2" meta:paragraph-count="38" meta:word-count="304" meta:character-count="1778" meta:non-whitespace-character-count="14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